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cm" svg:stroke-color="#000000" draw:marker-start-width="0.24cm" draw:marker-end-width="0.24cm" draw:fill-color="#c0c0c0" draw:textarea-horizontal-align="justify" draw:textarea-vertical-align="middle" draw:auto-grow-height="false" fo:padding-top="0.13cm" fo:padding-bottom="0.13cm" fo:padding-left="0.255cm" fo:padding-right="0.255cm"/>
    </style:style>
    <style:style style:name="gr2" style:family="graphic" style:parent-style-name="standard">
      <style:graphic-properties svg:stroke-width="0.01cm" svg:stroke-color="#000000" draw:marker-start-width="0.235cm" draw:marker-end-width="0.235cm" draw:textarea-horizontal-align="justify" draw:textarea-vertical-align="middle" draw:auto-grow-height="false" fo:padding-top="0.13cm" fo:padding-bottom="0.13cm" fo:padding-left="0.255cm" fo:padding-right="0.255cm"/>
    </style:style>
    <style:style style:name="gr3" style:family="graphic" style:parent-style-name="standard">
      <style:graphic-properties svg:stroke-width="0.01cm" svg:stroke-color="#000000" draw:marker-start-width="0.235cm" draw:marker-end-width="0.235cm" draw:fill-color="#ffff00" draw:textarea-horizontal-align="justify" draw:textarea-vertical-align="middle" draw:auto-grow-height="false" fo:padding-top="0.13cm" fo:padding-bottom="0.13cm" fo:padding-left="0.255cm" fo:padding-right="0.25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808000" draw:textarea-horizontal-align="justify" draw:textarea-vertical-align="middle" draw:auto-grow-height="false"/>
    </style:style>
    <style:style style:name="gr6" style:family="graphic" style:parent-style-name="standard">
      <style:graphic-properties draw:fill-color="#cfe7e5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15cm" draw:fill="none" draw:textarea-vertical-align="middle"/>
    </style:style>
    <style:style style:name="gr8" style:family="graphic" style:parent-style-name="objectwithoutfill">
      <style:graphic-properties draw:marker-start="Arrow" draw:marker-start-width="0.15cm" draw:marker-end="" draw:marker-end-width="0.15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19cm" fo:min-width="0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dash" draw:stroke-dash="Fine_20_Dashed" draw:marker-end="Arrow" draw:marker-end-width="0.1cm" draw:fill="none" draw:textarea-vertical-align="middle"/>
    </style:style>
    <style:style style:name="gr14" style:family="graphic" style:parent-style-name="standard">
      <style:graphic-properties draw:fill-color="#eb613d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color="#000000"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0000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cm" svg:height="1cm" svg:x="3cm" svg:y="14.55cm">
          <text:p text:style-name="P1"><text:span text:style-name="T1">Fieldbus (e.g: POWERLINK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4.5cm" svg:x="3.45cm" svg:y="8.55cm">
          <text:p text:style-name="P1">PCP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4cm" svg:height="4.5cm" svg:x="11.45cm" svg:y="2.05cm">
          <text:p text:style-name="P1"><text:span text:style-name="T2">µP-Slav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4cm" svg:height="4.5cm" svg:x="3.45cm" svg:y="2.05cm">
          <text:p text:style-name="P1"><text:span text:style-name="T2">µP-Maste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cm" svg:height="1.5cm" svg:x="5.75cm" svg:y="13.0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4" draw:layer="layout" svg:width="1.9cm" svg:height="0.7cm" svg:x="4.85cm" svg:y="8.85cm">
          <text:p text:style-name="P1"><text:span text:style-name="T3">SPI Slav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9cm" svg:height="0.7cm" svg:x="4.85cm" svg:y="5.55cm">
          <text:p text:style-name="P1"><text:span text:style-name="T3">SPI 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9cm" svg:height="0.7cm" svg:x="13.25cm" svg:y="5.55cm">
          <text:p text:style-name="P1"><text:span text:style-name="T3">SPI Slave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.35cm" svg:y1="6.25cm" svg:x2="5.35cm" svg:y2="8.85cm">
          <text:p/>
        </draw:line>
        <draw:line draw:style-name="gr7" draw:text-style-name="P1" draw:layer="layout" svg:x1="5.95cm" svg:y1="6.25cm" svg:x2="5.95cm" svg:y2="8.85cm">
          <text:p/>
        </draw:line>
        <draw:line draw:style-name="gr7" draw:text-style-name="P1" draw:layer="layout" svg:x1="6.25cm" svg:y1="6.25cm" svg:x2="6.25cm" svg:y2="8.85cm">
          <text:p/>
        </draw:line>
        <draw:line draw:style-name="gr8" draw:text-style-name="P1" draw:layer="layout" svg:x1="5.65cm" svg:y1="6.25cm" svg:x2="5.65cm" svg:y2="8.85cm">
          <text:p/>
        </draw:line>
        <draw:custom-shape draw:style-name="gr5" draw:text-style-name="P4" draw:layer="layout" svg:width="0.8cm" svg:height="0.7cm" svg:x="7.05cm" svg:y="8.85cm">
          <text:p text:style-name="P1"><text:span text:style-name="T3">I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cm" svg:height="0.7cm" svg:x="7.05cm" svg:y="5.55cm">
          <text:p text:style-name="P1"><text:span text:style-name="T3">IR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45cm" svg:y1="6.25cm" svg:x2="7.45cm" svg:y2="8.85cm">
          <text:p/>
        </draw:line>
        <draw:line draw:style-name="gr9" draw:text-style-name="P1" draw:layer="layout" svg:x1="5.35cm" svg:y1="7.25cm" svg:x2="13.9cm" svg:y2="7.25cm">
          <text:p/>
        </draw:line>
        <draw:line draw:style-name="gr8" draw:text-style-name="P1" draw:layer="layout" svg:x1="13.9cm" svg:y1="6.25cm" svg:x2="13.9cm" svg:y2="7.25cm">
          <text:p/>
        </draw:line>
        <draw:line draw:style-name="gr8" draw:text-style-name="P1" draw:layer="layout" svg:x1="14.2cm" svg:y1="6.25cm" svg:x2="14.2cm" svg:y2="7.55cm">
          <text:p/>
        </draw:line>
        <draw:line draw:style-name="gr9" draw:text-style-name="P4" draw:layer="layout" svg:x1="6.25cm" svg:y1="7.85cm" svg:x2="14.5cm" svg:y2="7.85cm">
          <text:p/>
        </draw:line>
        <draw:line draw:style-name="gr8" draw:text-style-name="P1" draw:layer="layout" svg:x1="14.5cm" svg:y1="6.25cm" svg:x2="14.5cm" svg:y2="7.85cm">
          <text:p/>
        </draw:line>
        <draw:custom-shape draw:style-name="gr6" draw:text-style-name="P4" draw:layer="layout" svg:width="0.8cm" svg:height="1.7cm" svg:x="7.85cm" svg:y="3.45cm">
          <text:p text:style-name="P1"><text:span text:style-name="T3">U</text:span></text:p>
          <text:p text:style-name="P1"><text:span text:style-name="T3">S</text:span></text:p>
          <text:p text:style-name="P1"><text:span text:style-name="T3">A</text:span></text:p>
          <text:p text:style-name="P1"><text:span text:style-name="T3">R</text:span></text:p>
          <text:p text:style-name="P1"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cm" svg:height="1.7cm" svg:x="11.75cm" svg:y="3.45cm">
          <text:p text:style-name="P1"><text:span text:style-name="T3">U</text:span></text:p>
          <text:p text:style-name="P1"><text:span text:style-name="T3">S</text:span></text:p>
          <text:p text:style-name="P1"><text:span text:style-name="T3">A</text:span></text:p>
          <text:p text:style-name="P1"><text:span text:style-name="T3">R</text:span></text:p>
          <text:p text:style-name="P1"><text:span text:style-name="T3">T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65cm" svg:y1="4.15cm" svg:x2="11.75cm" svg:y2="4.15cm">
          <text:p/>
        </draw:line>
        <draw:line draw:style-name="gr7" draw:text-style-name="P1" draw:layer="layout" svg:x1="11.75cm" svg:y1="4.45cm" svg:x2="8.65cm" svg:y2="4.45cm">
          <text:p/>
        </draw:line>
        <draw:frame draw:style-name="gr10" draw:text-style-name="P5" draw:layer="layout" svg:width="0.883cm" svg:height="0.569cm" svg:x="12.067cm" svg:y="7.831cm">
          <draw:text-box>
            <text:p><text:span text:style-name="T3">SS</text:span></text:p>
          </draw:text-box>
        </draw:frame>
        <draw:frame draw:style-name="gr11" draw:text-style-name="P5" draw:layer="layout" svg:width="1.086cm" svg:height="0.569cm" svg:x="12.014cm" svg:y="6.8cm">
          <draw:text-box>
            <text:p><text:span text:style-name="T3">SCK</text:span></text:p>
          </draw:text-box>
        </draw:frame>
        <draw:frame draw:style-name="gr10" draw:text-style-name="P5" draw:layer="layout" svg:width="1.226cm" svg:height="0.569cm" svg:x="4.024cm" svg:y="6.95cm">
          <draw:text-box>
            <text:p><text:span text:style-name="T3">MISO</text:span></text:p>
          </draw:text-box>
        </draw:frame>
        <draw:frame draw:style-name="gr10" draw:text-style-name="P5" draw:layer="layout" svg:width="1.226cm" svg:height="0.569cm" svg:x="4.024cm" svg:y="7.4cm">
          <draw:text-box>
            <text:p><text:span text:style-name="T3">MOSI</text:span></text:p>
          </draw:text-box>
        </draw:frame>
        <draw:custom-shape draw:style-name="gr12" draw:text-style-name="P1" draw:layer="layout" svg:width="0.1cm" svg:height="0.1cm" svg:x="5.3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1cm" svg:height="0.1cm" svg:x="5.6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1cm" svg:height="0.1cm" svg:x="6.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cm" svg:y1="7.4cm" svg:x2="5.65cm" svg:y2="7.8cm">
          <text:p/>
        </draw:line>
        <draw:line draw:style-name="gr13" draw:text-style-name="P1" draw:layer="layout" svg:x1="5.001cm" svg:y1="7.85cm" svg:x2="5.95cm" svg:y2="8.35cm">
          <text:p/>
        </draw:line>
        <draw:frame draw:style-name="gr10" draw:text-style-name="P5" draw:layer="layout" svg:width="0.731cm" svg:height="0.569cm" svg:x="9.869cm" svg:y="3.7cm">
          <draw:text-box>
            <text:p><text:span text:style-name="T3">rx</text:span></text:p>
          </draw:text-box>
        </draw:frame>
        <draw:frame draw:style-name="gr10" draw:text-style-name="P5" draw:layer="layout" svg:width="0.718cm" svg:height="0.569cm" svg:x="9.882cm" svg:y="4.331cm">
          <draw:text-box>
            <text:p><text:span text:style-name="T3">tx</text:span></text:p>
          </draw:text-box>
        </draw:frame>
        <draw:frame draw:style-name="gr10" draw:text-style-name="P6" draw:layer="layout" svg:width="2.733cm" svg:height="0.569cm" svg:x="9.1cm" svg:y="9.081cm">
          <draw:text-box>
            <text:p><text:span text:style-name="T4">Receive data flow</text:span></text:p>
          </draw:text-box>
        </draw:frame>
        <draw:line draw:style-name="gr9" draw:text-style-name="P1" draw:layer="layout" svg:x1="5.6cm" svg:y1="7.55cm" svg:x2="14.2cm" svg:y2="7.55cm">
          <text:p/>
        </draw:line>
        <draw:custom-shape draw:style-name="gr14" draw:text-style-name="P1" draw:layer="layout" svg:width="1.45cm" svg:height="3.25cm" svg:x="9.5cm" svg:y="5.75cm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line draw:style-name="gr9" draw:text-style-name="P4" draw:layer="layout" svg:x1="7.45cm" svg:y1="8.3cm" svg:x2="15.8cm" svg:y2="8.3cm">
          <text:p/>
        </draw:line>
        <draw:custom-shape draw:style-name="gr12" draw:text-style-name="P1" draw:layer="layout" svg:width="0.1cm" svg:height="0.1cm" svg:x="7.4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cm" svg:height="0.7cm" svg:x="15.4cm" svg:y="5.55cm">
          <text:p text:style-name="P1"><text:span text:style-name="T3">IR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8cm" svg:y1="6.25cm" svg:x2="15.8cm" svg:y2="8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6T12:55:50.035000000</meta:creation-date>
    <dc:date>2015-01-16T11:20:22.350000000</dc:date>
    <meta:editing-duration>PT29M15S</meta:editing-duration>
    <meta:editing-cycles>8</meta:editing-cycles>
    <meta:generator>LibreOffice/4.2.8.2$Windows_x86 LibreOffice_project/48d50dbfc06349262c9d50868e5c1f630a573ebd</meta:generator>
    <meta:document-statistic meta:object-count="42"/>
  </office:meta>
</office:document-meta>
</file>